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3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-605.632934162564" calcext:value-type="float">
            <text:p>-605.6329341626</text:p>
          </table:table-cell>
          <table:table-cell office:value-type="float" office:value="-536.938026731445" calcext:value-type="float">
            <text:p>-536.9380267314</text:p>
          </table:table-cell>
          <table:table-cell office:value-type="float" office:value="-441.293262340767" calcext:value-type="float">
            <text:p>-441.2932623408</text:p>
          </table:table-cell>
          <table:table-cell table:style-name="ce4"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-593.672739037063" calcext:value-type="float">
            <text:p>-593.6727390371</text:p>
          </table:table-cell>
          <table:table-cell office:value-type="float" office:value="-441.892388846681" calcext:value-type="float">
            <text:p>-441.8923888467</text:p>
          </table:table-cell>
          <table:table-cell office:value-type="float" office:value="-309.475051886838" calcext:value-type="float">
            <text:p>-309.4750518868</text:p>
          </table:table-cell>
          <table:table-cell office:value-type="float" office:value="-579.156869334569" calcext:value-type="float">
            <text:p>-579.1568693346</text:p>
          </table:table-cell>
          <table:table-cell office:value-type="float" office:value="-434.323983568289" calcext:value-type="float">
            <text:p>-434.3239835683</text:p>
          </table:table-cell>
          <table:table-cell office:value-type="float" office:value="-258.919659102587" calcext:value-type="float">
            <text:p>-258.9196591026</text:p>
          </table:table-cell>
          <table:table-cell office:value-type="float" office:value="-476.811121365583" calcext:value-type="float">
            <text:p>-476.8111213656</text:p>
          </table:table-cell>
          <table:table-cell office:value-type="float" office:value="-10.9586310250481" calcext:value-type="float">
            <text:p>-10.958631025</text:p>
          </table:table-cell>
          <table:table-cell office:value-type="float" office:value="262.638296457268" calcext:value-type="float">
            <text:p>262.6382964573</text:p>
          </table:table-cell>
          <table:table-cell office:value-type="float" office:value="-428.240109113517" calcext:value-type="float">
            <text:p>-428.2401091135</text:p>
          </table:table-cell>
          <table:table-cell office:value-type="float" office:value="12.2188617430765" calcext:value-type="float">
            <text:p>12.2188617431</text:p>
          </table:table-cell>
          <table:table-cell office:value-type="float" office:value="296.577072093884" calcext:value-type="float">
            <text:p>296.5770720939</text:p>
          </table:table-cell>
          <table:table-cell office:value-type="float" office:value="-488.565683342161" calcext:value-type="float">
            <text:p>-488.5656833422</text:p>
          </table:table-cell>
          <table:table-cell office:value-type="float" office:value="-144.892373695443" calcext:value-type="float">
            <text:p>-144.8923736954</text:p>
          </table:table-cell>
          <table:table-cell office:value-type="float" office:value="153.891650479524" calcext:value-type="float">
            <text:p>153.8916504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number-columns-repeated="3" table:style-name="ce18" office:value-type="float" office:value="1.79769313486232E+308" calcext:value-type="float">
            <text:p>1.80E+308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124.797964368436" calcext:value-type="float">
            <text:p>124.7979643684</text:p>
          </table:table-cell>
          <table:table-cell office:value-type="float" office:value="343.026775875633" calcext:value-type="float">
            <text:p>343.0267758756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100.004895768227" calcext:value-type="float">
            <text:p>100.0048957682</text:p>
          </table:table-cell>
          <table:table-cell office:value-type="float" office:value="382.54046256721" calcext:value-type="float">
            <text:p>382.5404625672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office:value-type="float" office:value="204.152794103216" calcext:value-type="float">
            <text:p>204.15279410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609.002176524696" calcext:value-type="float">
            <text:p>-609.0021765247</text:p>
          </table:table-cell>
          <table:table-cell office:value-type="float" office:value="-568.944480999155" calcext:value-type="float">
            <text:p>-568.9444809992</text:p>
          </table:table-cell>
          <table:table-cell office:value-type="float" office:value="-478.47884388421" calcext:value-type="float">
            <text:p>-478.4788438842</text:p>
          </table:table-cell>
          <table:table-cell table:number-columns-repeated="3" table:style-name="ce18" office:value-type="float" office:value="1.79769313486232E+308" calcext:value-type="float">
            <text:p>1.80E+308</text:p>
          </table:table-cell>
          <table:table-cell office:value-type="float" office:value="-608.770885486384" calcext:value-type="float">
            <text:p>-608.7708854864</text:p>
          </table:table-cell>
          <table:table-cell office:value-type="float" office:value="-472.247513211866" calcext:value-type="float">
            <text:p>-472.2475132119</text:p>
          </table:table-cell>
          <table:table-cell office:value-type="float" office:value="-364.31218800888" calcext:value-type="float">
            <text:p>-364.3121880089</text:p>
          </table:table-cell>
          <table:table-cell office:value-type="float" office:value="-604.072151222904" calcext:value-type="float">
            <text:p>-604.0721512229</text:p>
          </table:table-cell>
          <table:table-cell office:value-type="float" office:value="-465.050842188707" calcext:value-type="float">
            <text:p>-465.0508421887</text:p>
          </table:table-cell>
          <table:table-cell office:value-type="float" office:value="-322.678881384721" calcext:value-type="float">
            <text:p>-322.6788813847</text:p>
          </table:table-cell>
          <table:table-cell office:value-type="float" office:value="-592.782020296325" calcext:value-type="float">
            <text:p>-592.7820202963</text:p>
          </table:table-cell>
          <table:table-cell office:value-type="float" office:value="-207.671068521633" calcext:value-type="float">
            <text:p>-207.6710685216</text:p>
          </table:table-cell>
          <table:table-cell office:value-type="float" office:value="143.738821921981" calcext:value-type="float">
            <text:p>143.738821922</text:p>
          </table:table-cell>
          <table:table-cell office:value-type="float" office:value="-563.151211624606" calcext:value-type="float">
            <text:p>-563.1512116246</text:p>
          </table:table-cell>
          <table:table-cell office:value-type="float" office:value="-105.194215342791" calcext:value-type="float">
            <text:p>-105.1942153428</text:p>
          </table:table-cell>
          <table:table-cell office:value-type="float" office:value="169.916509918924" calcext:value-type="float">
            <text:p>169.9165099189</text:p>
          </table:table-cell>
          <table:table-cell office:value-type="float" office:value="-570.600963322561" calcext:value-type="float">
            <text:p>-570.6009633226</text:p>
          </table:table-cell>
          <table:table-cell office:value-type="float" office:value="-251.75712363527" calcext:value-type="float">
            <text:p>-251.7571236353</text:p>
          </table:table-cell>
          <table:table-cell office:value-type="float" office:value="37.3258853249311" calcext:value-type="float">
            <text:p>37.32588532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3.27395219047188" calcext:value-type="float">
            <text:p>3.2739521905</text:p>
          </table:table-cell>
          <table:table-cell office:value-type="float" office:value="18.5531934906008" calcext:value-type="float">
            <text:p>18.5531934906</text:p>
          </table:table-cell>
          <table:table-cell office:value-type="float" office:value="20.0638991478434" calcext:value-type="float">
            <text:p>20.0638991478</text:p>
          </table:table-cell>
          <table:table-cell table:style-name="ce4"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14.9194866666577" calcext:value-type="float">
            <text:p>14.9194866667</text:p>
          </table:table-cell>
          <table:table-cell office:value-type="float" office:value="15.3668405118719" calcext:value-type="float">
            <text:p>15.3668405119</text:p>
          </table:table-cell>
          <table:table-cell office:value-type="float" office:value="29.5328588222741" calcext:value-type="float">
            <text:p>29.5328588223</text:p>
          </table:table-cell>
          <table:table-cell office:value-type="float" office:value="19.6762841465409" calcext:value-type="float">
            <text:p>19.6762841465</text:p>
          </table:table-cell>
          <table:table-cell office:value-type="float" office:value="16.8309272459217" calcext:value-type="float">
            <text:p>16.8309272459</text:p>
          </table:table-cell>
          <table:table-cell office:value-type="float" office:value="33.8482104276424" calcext:value-type="float">
            <text:p>33.8482104276</text:p>
          </table:table-cell>
          <table:table-cell office:value-type="float" office:value="38.8343940644686" calcext:value-type="float">
            <text:p>38.8343940645</text:p>
          </table:table-cell>
          <table:table-cell office:value-type="float" office:value="56.1903415868659" calcext:value-type="float">
            <text:p>56.1903415869</text:p>
          </table:table-cell>
          <table:table-cell office:value-type="float" office:value="41.0995901897531" calcext:value-type="float">
            <text:p>41.0995901898</text:p>
          </table:table-cell>
          <table:table-cell office:value-type="float" office:value="67.9741409313632" calcext:value-type="float">
            <text:p>67.9741409314</text:p>
          </table:table-cell>
          <table:table-cell office:value-type="float" office:value="57.4873987902889" calcext:value-type="float">
            <text:p>57.4873987903</text:p>
          </table:table-cell>
          <table:table-cell office:value-type="float" office:value="47.6520296546484" calcext:value-type="float">
            <text:p>47.6520296546</text:p>
          </table:table-cell>
          <table:table-cell office:value-type="float" office:value="31.0139052109922" calcext:value-type="float">
            <text:p>31.013905211</text:p>
          </table:table-cell>
          <table:table-cell office:value-type="float" office:value="52.4091135816566" calcext:value-type="float">
            <text:p>52.4091135817</text:p>
          </table:table-cell>
          <table:table-cell office:value-type="float" office:value="37.5067634809298" calcext:value-type="float">
            <text:p>37.5067634809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10"/>
          <table:table-cell table:style-name="ce12"/>
          <table:table-cell table:style-name="ce17"/>
          <table:table-cell table:style-name="ce12" table:number-columns-repeated="3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2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74.180950094047" calcext:value-type="float">
            <text:p>374.180950094</text:p>
          </table:table-cell>
          <table:table-cell office:value-type="float" office:value="426.218241857708" calcext:value-type="float">
            <text:p>426.2182418577</text:p>
          </table:table-cell>
          <table:table-cell office:value-type="float" office:value="208.325474800174" calcext:value-type="float">
            <text:p>208.325474800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3.02039506958" calcext:value-type="float">
            <text:p>363.0203950696</text:p>
          </table:table-cell>
          <table:table-cell office:value-type="float" office:value="92.860847985241" calcext:value-type="float">
            <text:p>92.8608479852</text:p>
          </table:table-cell>
          <table:table-cell office:value-type="float" office:value="45.5501587693557" calcext:value-type="float">
            <text:p>45.5501587694</text:p>
          </table:table-cell>
          <table:table-cell office:value-type="float" office:value="418.885001939113" calcext:value-type="float">
            <text:p>418.8850019391</text:p>
          </table:table-cell>
          <table:table-cell office:value-type="float" office:value="92.2796088611067" calcext:value-type="float">
            <text:p>92.2796088611</text:p>
          </table:table-cell>
          <table:table-cell office:value-type="float" office:value="44.0131188061752" calcext:value-type="float">
            <text:p>44.0131188062</text:p>
          </table:table-cell>
          <table:table-cell office:value-type="float" office:value="121.029076762416" calcext:value-type="float">
            <text:p>121.0290767624</text:p>
          </table:table-cell>
          <table:table-cell office:value-type="float" office:value="24.7847768858846" calcext:value-type="float">
            <text:p>24.7847768859</text:p>
          </table:table-cell>
          <table:table-cell office:value-type="float" office:value="9.75353601029755" calcext:value-type="float">
            <text:p>9.7535360103</text:p>
          </table:table-cell>
          <table:table-cell office:value-type="float" office:value="83.5831473597614" calcext:value-type="float">
            <text:p>83.5831473598</text:p>
          </table:table-cell>
          <table:table-cell office:value-type="float" office:value="29.0976897033879" calcext:value-type="float">
            <text:p>29.0976897034</text:p>
          </table:table-cell>
          <table:table-cell office:value-type="float" office:value="7.66192714767434" calcext:value-type="float">
            <text:p>7.6619271477</text:p>
          </table:table-cell>
          <table:table-cell office:value-type="float" office:value="133.315879973922" calcext:value-type="float">
            <text:p>133.3158799739</text:p>
          </table:table-cell>
          <table:table-cell office:value-type="float" office:value="17.0598070739524" calcext:value-type="float">
            <text:p>17.059807074</text:p>
          </table:table-cell>
          <table:table-cell office:value-type="float" office:value="6.07444907097257" calcext:value-type="float">
            <text:p>6.0744490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2021863173216" calcext:value-type="float">
            <text:p>21.2021863173</text:p>
          </table:table-cell>
          <table:table-cell office:value-type="float" office:value="7.51616838611633" calcext:value-type="float">
            <text:p>7.5161683861</text:p>
          </table:table-cell>
          <table:table-cell office:value-type="float" office:value="0" calcext:value-type="float">
            <text:p>0</text:p>
          </table:table-cell>
          <table:table-cell office:value-type="float" office:value="4.62064523602062" calcext:value-type="float">
            <text:p>4.620645236</text:p>
          </table:table-cell>
          <table:table-cell office:value-type="float" office:value="1.13677370142587" calcext:value-type="float">
            <text:p>1.136773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98046622318" calcext:value-type="float">
            <text:p>1.90598046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08.549365803111" calcext:value-type="float">
            <text:p>308.5493658031</text:p>
          </table:table-cell>
          <table:table-cell office:value-type="float" office:value="446.302833809252" calcext:value-type="float">
            <text:p>446.3028338093</text:p>
          </table:table-cell>
          <table:table-cell office:value-type="float" office:value="300.001919058619" calcext:value-type="float">
            <text:p>300.001919058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96.267473362191" calcext:value-type="float">
            <text:p>396.2674733622</text:p>
          </table:table-cell>
          <table:table-cell office:value-type="float" office:value="206.513961301982" calcext:value-type="float">
            <text:p>206.513961302</text:p>
          </table:table-cell>
          <table:table-cell office:value-type="float" office:value="33.2556533556459" calcext:value-type="float">
            <text:p>33.2556533556</text:p>
          </table:table-cell>
          <table:table-cell office:value-type="float" office:value="323.926552680586" calcext:value-type="float">
            <text:p>323.9265526806</text:p>
          </table:table-cell>
          <table:table-cell office:value-type="float" office:value="180.793209883427" calcext:value-type="float">
            <text:p>180.7932098834</text:p>
          </table:table-cell>
          <table:table-cell office:value-type="float" office:value="17.9583264303974" calcext:value-type="float">
            <text:p>17.9583264304</text:p>
          </table:table-cell>
          <table:table-cell office:value-type="float" office:value="381.060104941896" calcext:value-type="float">
            <text:p>381.0601049419</text:p>
          </table:table-cell>
          <table:table-cell office:value-type="float" office:value="26.4400067930672" calcext:value-type="float">
            <text:p>26.4400067931</text:p>
          </table:table-cell>
          <table:table-cell office:value-type="float" office:value="11.1045458428652" calcext:value-type="float">
            <text:p>11.1045458429</text:p>
          </table:table-cell>
          <table:table-cell office:value-type="float" office:value="328.135335362558" calcext:value-type="float">
            <text:p>328.1353353626</text:p>
          </table:table-cell>
          <table:table-cell office:value-type="float" office:value="105.210189176344" calcext:value-type="float">
            <text:p>105.2101891763</text:p>
          </table:table-cell>
          <table:table-cell office:value-type="float" office:value="17.205219510768" calcext:value-type="float">
            <text:p>17.2052195108</text:p>
          </table:table-cell>
          <table:table-cell office:value-type="float" office:value="356.208499387651" calcext:value-type="float">
            <text:p>356.2084993877</text:p>
          </table:table-cell>
          <table:table-cell office:value-type="float" office:value="20.9191743606198" calcext:value-type="float">
            <text:p>20.9191743606</text:p>
          </table:table-cell>
          <table:table-cell office:value-type="float" office:value="7.91207396198555" calcext:value-type="float">
            <text:p>7.91207396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 office:value-type="float" office:value="45.5239629052389" calcext:value-type="float">
            <text:p>45.5239629052</text:p>
          </table:table-cell>
          <table:table-cell table:style-name="ce2" office:value-type="float" office:value="35.7904343616014" calcext:value-type="float">
            <text:p>35.7904343616</text:p>
          </table:table-cell>
          <table:table-cell table:style-name="ce14" office:value-type="float" office:value="64.7848074392816" calcext:value-type="float">
            <text:p>64.784807439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7" office:value-type="float" office:value="56.5145975215596" calcext:value-type="float">
            <text:p>56.5145975216</text:p>
          </table:table-cell>
          <table:table-cell table:style-name="ce2" office:value-type="float" office:value="53.6377255835752" calcext:value-type="float">
            <text:p>53.6377255836</text:p>
          </table:table-cell>
          <table:table-cell table:style-name="ce14" office:value-type="float" office:value="19.7249437680963" calcext:value-type="float">
            <text:p>19.7249437681</text:p>
          </table:table-cell>
          <table:table-cell table:style-name="ce7" office:value-type="float" office:value="54.7129950497735" calcext:value-type="float">
            <text:p>54.7129950498</text:p>
          </table:table-cell>
          <table:table-cell table:style-name="ce2" office:value-type="float" office:value="45.0491108497393" calcext:value-type="float">
            <text:p>45.0491108497</text:p>
          </table:table-cell>
          <table:table-cell table:style-name="ce14" office:value-type="float" office:value="19.8940700959406" calcext:value-type="float">
            <text:p>19.8940700959</text:p>
          </table:table-cell>
          <table:table-cell table:style-name="ce7" office:value-type="float" office:value="127.021224775693" calcext:value-type="float">
            <text:p>127.0212247757</text:p>
          </table:table-cell>
          <table:table-cell table:style-name="ce2" office:value-type="float" office:value="25.8734566674847" calcext:value-type="float">
            <text:p>25.8734566675</text:p>
          </table:table-cell>
          <table:table-cell table:style-name="ce14" office:value-type="float" office:value="8.9935847381248" calcext:value-type="float">
            <text:p>8.9935847381</text:p>
          </table:table-cell>
          <table:table-cell table:style-name="ce7" office:value-type="float" office:value="67.643127603771" calcext:value-type="float">
            <text:p>67.6431276038</text:p>
          </table:table-cell>
          <table:table-cell table:style-name="ce2" office:value-type="float" office:value="29.1217666808124" calcext:value-type="float">
            <text:p>29.1217666808</text:p>
          </table:table-cell>
          <table:table-cell table:style-name="ce14" office:value-type="float" office:value="6.59544461109934" calcext:value-type="float">
            <text:p>6.5954446111</text:p>
          </table:table-cell>
          <table:table-cell table:style-name="ce7" office:value-type="float" office:value="105.620782244446" calcext:value-type="float">
            <text:p>105.6207822444</text:p>
          </table:table-cell>
          <table:table-cell table:style-name="ce2" office:value-type="float" office:value="10.3202264046841" calcext:value-type="float">
            <text:p>10.3202264047</text:p>
          </table:table-cell>
          <table:table-cell table:style-name="ce14" office:value-type="float" office:value="4.29798295986007" calcext:value-type="float">
            <text:p>4.2979829599</text:p>
          </table:table-cell>
          <table:table-cell table:style-name="ce2"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 style:data-style-name="N2" text:time-value="0000-00-00T00:00:01.267468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5T14:09:29.938622315</dc:date>
    <dc:creator>Francois </dc:creator>
    <meta:editing-duration>PT14M35S</meta:editing-duration>
    <meta:editing-cycles>8</meta:editing-cycles>
    <meta:document-statistic meta:table-count="1" meta:cell-count="206" meta:object-count="0"/>
  </office:meta>
</office:document-meta>
</file>